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erImageNode.getPrimitive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aderImageNode.LoaderImageNode( Image image , BridgeContext ctx , Element imageElement , ParsedURL 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2DNode.getPrimitive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FOPImageElementBridge.superCreateGraphicsNode( BridgeContext ctx , Element imageElement , ParsedURL 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ImageNode.getOu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ImageNode.getSensitive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ImageElementBridge.AbstractFOPImageElementBrid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aderImageNode.primitivePaint( Graphics2D g2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FOPImageElementBridge.createLoaderImageNode( Image image , BridgeContext ctx , Element imageElement , ParsedURL 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2DNode.getGeometry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ImageElementBridge.createImageGraphicsNode( BridgeContext ctx , Element imageElement , ParsedURL p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Graphics2DNode.primitivePaint( 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aderImageNode.getGeometry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2DNode.getOu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2DNode.getSensitive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2DNode.Graphics2DNode( Image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